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Earth (RA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rs(RB)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AU</text:p>
          </table:table-cell>
          <table:table-cell table:number-columns-repeated="2"/>
          <table:table-cell table:formula="of:=SQRT([.B2]*[.B2]*[.B2])" office:value-type="float" office:value="1.88138401821638" calcext:value-type="float">
            <text:p>1.8813840182</text:p>
          </table:table-cell>
          <table:table-cell/>
          <table:table-cell office:value-type="string" calcext:value-type="string">
            <text:p>omegaMars</text:p>
          </table:table-cell>
          <table:table-cell table:formula="of:=2*PI()/([.F2]*365.25)" office:value-type="float" office:value="0.00914349418959508" calcext:value-type="float">
            <text:p>0.0091434942</text:p>
          </table:table-cell>
        </table:table-row>
        <table:table-row table:style-name="ro1">
          <table:table-cell office:value-type="string" calcext:value-type="string">
            <text:p>a tx</text:p>
          </table:table-cell>
          <table:table-cell office:value-type="float" office:value="1.4" calcext:value-type="float">
            <text:p>1.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</text:p>
          </table:table-cell>
          <table:table-cell table:formula="of:=1-[.B1]/[.B3]" office:value-type="float" office:value="0.285714285714286" calcext:value-type="float">
            <text:p>0.2857142857</text:p>
          </table:table-cell>
          <table:table-cell table:number-columns-repeated="5"/>
          <table:table-cell office:value-type="string" calcext:value-type="string">
            <text:p>param</text:p>
          </table:table-cell>
          <table:table-cell table:formula="of:=SQRT((1+[.B4])/(1-[.B4]))" office:value-type="float" office:value="1.34164078649987" calcext:value-type="float">
            <text:p>1.341640786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table:formula="of:=([.B3]*(1-[.B4]*[.B4])/[.B2]-1)/[.B4]" office:value-type="float" office:value="-0.547244094488189" calcext:value-type="float">
            <text:p>-0.5472440945</text:p>
          </table:table-cell>
          <table:table-cell/>
          <table:table-cell table:formula="of:=ACOS([.B5])" office:value-type="float" office:value="2.14986430144943" calcext:value-type="float">
            <text:p>2.1498643014</text:p>
          </table:table-cell>
          <table:table-cell table:formula="of:=[.D5]*180/PI()" office:value-type="float" office:value="123.178150998894" calcext:value-type="float">
            <text:p>123.1781509989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</text:p>
          </table:table-cell>
          <table:table-cell table:formula="of:=SQRT(1-[.B4]*[.B4])*SIN([.D5])/([.B4] + COS([.D5]))" office:value-type="float" office:value="-3.06689211797015" calcext:value-type="float">
            <text:p>-3.066892118</text:p>
          </table:table-cell>
          <table:table-cell/>
          <table:table-cell table:formula="of:=ATAN([.B7])+PI()" office:value-type="float" office:value="1.88598935923562" calcext:value-type="float">
            <text:p>1.8859893592</text:p>
          </table:table-cell>
          <table:table-cell table:formula="of:=[.D7]*180/PI()" office:value-type="float" office:value="108.059230490784" calcext:value-type="float">
            <text:p>108.059230490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table:style-name="ce1" table:formula="of:=2*ATAN(TAN([.D5]/2)/[.I4])" office:value-type="float" office:value="1.88598935923562" calcext:value-type="float">
            <text:p>1.88598935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M</text:p>
          </table:table-cell>
          <table:table-cell table:style-name="ce2" office:value-type="float" office:value="1.327124E+020" calcext:value-type="float">
            <text:p>132712400000000000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U</text:p>
          </table:table-cell>
          <table:table-cell table:formula="of:=149597870000" office:value-type="float" office:value="149597870000" calcext:value-type="float">
            <text:p>149597870000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F</text:p>
          </table:table-cell>
          <table:table-cell table:formula="of:=([.D7]-[.B4]*SIN([.D7]))*SQRT([.B3]*[.B3]*[.B3]*[.B10]*[.B10]*[.B10]/[.B9])" office:value-type="float" office:value="13431428.5859955" calcext:value-type="float">
            <text:p>13431428.5859955</text:p>
          </table:table-cell>
          <table:table-cell/>
          <table:table-cell table:formula="of:=[.B12]/60/60/24" office:value-type="float" office:value="155.456349374948" calcext:value-type="float">
            <text:p>155.4563493749</text:p>
          </table:table-cell>
          <table:table-cell office:value-type="string" calcext:value-type="string">
            <text:p>dni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Gama</text:p>
          </table:table-cell>
          <table:table-cell table:formula="of:=[.D5]-[.I2]*[.D12]" office:value-type="float" office:value="0.728450074203936" calcext:value-type="float">
            <text:p>0.7284500742</text:p>
          </table:table-cell>
          <table:table-cell/>
          <table:table-cell table:formula="of:=[.B14]*180/PI()" office:value-type="float" office:value="41.7371148378772" calcext:value-type="float">
            <text:p>41.7371148379</text:p>
          </table:table-cell>
          <table:table-cell table:number-columns-repeated="5"/>
        </table:table-row>
        <table:table-row table:style-name="ro1" table:number-rows-repeated="1048561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6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4">00/00/0000</text:date>, <text:time style:data-style-name="N2" text:time-value="22:35:13.6864708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Vanek</meta:initial-creator>
    <meta:creation-date>2014-11-11T00:28:49.034060437</meta:creation-date>
    <dc:date>2014-11-14T23:01:00.552763555</dc:date>
    <dc:creator>Martin Vanek</dc:creator>
    <meta:editing-duration>PT20M44S</meta:editing-duration>
    <meta:editing-cycles>3</meta:editing-cycles>
    <meta:generator>LibreOffice/4.2.7.2$Linux_x86 LibreOffice_project/420m0$Build-2</meta:generator>
    <meta:document-statistic meta:table-count="1" meta:cell-count="35" meta:object-count="0"/>
  </office:meta>
</office:document-meta>
</file>